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none" draw:fill-color="#dee6ef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fill="solid" draw:fill-color="#1c1c1c" draw:textarea-horizontal-align="justify" draw:textarea-vertical-align="middle" draw:auto-grow-height="false" fo:min-height="0cm" fo:min-width="1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dee6e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1c1c1c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8cm" svg:y1="3.657cm" svg:x2="19.397cm" svg:y2="3.717cm">
          <text:p/>
        </draw:line>
        <draw:frame draw:style-name="gr2" draw:text-style-name="P2" draw:layer="layout" svg:width="3.957cm" svg:height="1.673cm" svg:x="0.914cm" svg:y="3.873cm">
          <draw:text-box>
            <text:p>minimum</text:p>
          </draw:text-box>
        </draw:frame>
        <draw:frame draw:style-name="gr3" draw:text-style-name="P2" draw:layer="layout" svg:width="3.11cm" svg:height="0.962cm" svg:x="10.814cm" svg:y="2.387cm">
          <draw:text-box>
            <text:p>default</text:p>
          </draw:text-box>
        </draw:frame>
        <draw:line draw:style-name="gr4" draw:text-style-name="P3" draw:layer="layout" svg:x1="2.968cm" svg:y1="3.679cm" svg:x2="10.945cm" svg:y2="3.709cm">
          <text:p/>
        </draw:line>
        <draw:line draw:style-name="gr4" draw:text-style-name="P3" draw:layer="layout" svg:x1="18.112cm" svg:y1="3.718cm" svg:x2="10.955cm" svg:y2="3.718cm">
          <text:p/>
        </draw:line>
        <draw:line draw:style-name="gr5" draw:text-style-name="P1" draw:layer="layout" svg:x1="10.844cm" svg:y1="2.963cm" svg:x2="10.844cm" svg:y2="3.997cm">
          <text:p/>
        </draw:line>
        <draw:line draw:style-name="gr5" draw:text-style-name="P1" draw:layer="layout" svg:x1="2.993cm" svg:y1="2.877cm" svg:x2="2.993cm" svg:y2="3.911cm">
          <text:p/>
        </draw:line>
        <draw:line draw:style-name="gr5" draw:text-style-name="P1" draw:layer="layout" svg:x1="18.091cm" svg:y1="3.006cm" svg:x2="18.091cm" svg:y2="4.04cm">
          <text:p/>
        </draw:line>
        <draw:frame draw:style-name="gr2" draw:text-style-name="P2" draw:layer="layout" svg:width="3.957cm" svg:height="1.673cm" svg:x="17.248cm" svg:y="3.913cm">
          <draw:text-box>
            <text:p>maximum</text:p>
          </draw:text-box>
        </draw:frame>
        <draw:frame draw:style-name="gr2" draw:text-style-name="P2" draw:layer="layout" svg:width="1.976cm" svg:height="1.673cm" svg:x="18.339cm" svg:y="2.262cm">
          <draw:text-box>
            <text:p>unit</text:p>
          </draw:text-box>
        </draw:frame>
        <draw:measure draw:style-name="gr6" draw:text-style-name="P5" draw:layer="measurelines" svg:x1="8.179cm" svg:y1="3.968cm" svg:x2="8.637cm" svg:y2="3.969cm">
          <text:p text:style-name="P4"><text:span text:style-name="T1">precision </text:span><text:span text:style-name="T1"><text:measure text:kind="gap"/></text:span></text:p>
        </draw:measure>
        <draw:frame draw:style-name="gr2" draw:text-style-name="P2" draw:layer="layout" svg:width="3.957cm" svg:height="1.673cm" svg:x="0.825cm" svg:y="1cm">
          <draw:text-box>
            <text:p>name</text:p>
          </draw:text-box>
        </draw:frame>
        <draw:custom-shape draw:style-name="gr7" draw:text-style-name="P6" draw:layer="layout" svg:width="2.771cm" svg:height="0.429cm" svg:x="12.727cm" svg:y="4.3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1.843cm" svg:height="0.962cm" svg:x="11.171cm" svg:y="4.388cm">
          <draw:text-box>
            <text:p>ste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éville Thierry</meta:initial-creator>
    <meta:creation-date>2018-07-12T08:13:18.456892435</meta:creation-date>
    <dc:date>2022-07-17T15:35:33.593776514</dc:date>
    <dc:creator>Viéville Thierry</dc:creator>
    <meta:editing-duration>PT1H28M37S</meta:editing-duration>
    <meta:editing-cycles>27</meta:editing-cycles>
    <meta:generator>LibreOffice/7.3.4.2$Linux_X86_64 LibreOffice_project/30$Build-2</meta:generator>
    <meta:document-statistic meta:object-count="14"/>
  </office:meta>
</office:document-meta>
</file>